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49"/>Mock test - 3(Answers)<text:s text:c="6"/>Shubham kulkarni(empid-21257)</text:span></text:p>
      <text:p text:style-name="P1"><text:span text:style-name="T1"><text:s text:c="103"/></text:span></text:p>
      <text:p text:style-name="P1"><text:span text:style-name="T1">1 - Ans(2b)</text:span></text:p>
      <text:p text:style-name="P1"><text:span text:style-name="T1">2 - Ans(option3 - 2 will be printed as part of the output)</text:span></text:p>
      <text:p text:style-name="P1"><text:span text:style-name="T1">3 -Ans- b compilation error</text:span></text:p>
      <text:p text:style-name="P1"><text:span text:style-name="T1">4 -Ans(option3 - 2009finally)</text:span></text:p>
      <text:p text:style-name="P1"><text:span text:style-name="T1">5 - Ans(option3 -<text:s text:c="2"/>onetwo--)</text:span></text:p>
      <text:p text:style-name="P1"><text:span text:style-name="T1">6 - Ans(option3 -<text:s text:c="2"/>2)</text:span></text:p>
      <text:p text:style-name="P1"><text:span text:style-name="T1">9 - A) Instance variables can be used when creating a has-a relationship</text:span></text:p>
      <text:p text:style-name="P1"><text:span text:style-name="T1"><text:s text:c="7"/>B) Inheritance represents an is-a relationship.</text:span></text:p>
      <text:p text:style-name="P1"><text:span text:style-name="T1">10 -B) The class is fully encapsulated.</text:span></text:p>
      <text:p text:style-name="P1"><text:span text:style-name="T1">11 - 2 - "A" will be printed followed by a NullPointerException thrown</text:span></text:p>
      <text:p text:style-name="P1"><text:span text:style-name="T1">12 - 3 (nullnullnullnull)</text:span></text:p>
      <text:p text:style-name="P1"><text:span text:style-name="T1">13- 3- Child</text:span></text:p>
      <text:p text:style-name="P1"><text:span text:style-name="T1">14 - Number</text:span></text:p>
      <text:p text:style-name="P1"><text:span text:style-name="T1">15 - false true</text:span></text:p>
      <text:p text:style-name="P1"><text:span text:style-name="T1">16 - 12</text:span></text:p>
      <text:p text:style-name="P1"><text:span text:style-name="T2"/></text:p>
      <text:p text:style-name="P1"><text:span text:style-name="T3">17- Java Virtual Machine (JVM) is a specification that provides runtime environment in which java bytecode can be executed. jvm is not platform independent.</text:span></text:p>
      <text:p text:style-name="P1"><text:span text:style-name="T3">18 - we can run the java bytecode in any pc irrespective of its OS.</text:span></text:p>
      <text:p text:style-name="P1"><text:span text:style-name="T3">19 - object class</text:span></text:p>
      <text:p text:style-name="P1"><text:span text:style-name="T3">20 - PATH is an environment variable.<text:tab/>CLASSPATH is also an environment variable.</text:span></text:p>
      <text:p text:style-name="P1"><text:span text:style-name="T3"><text:s text:c="8"/>path<text:s text:c="2"/>is used by the operating system to find the executable files (.exe).</text:span></text:p>
      <text:p text:style-name="P1"><text:span text:style-name="T3"><text:s text:c="8"/>classpath is used by Application ClassLoader to locate the .class file.</text:span></text:p>
      <text:p text:style-name="P1"><text:span text:style-name="T3">21 - </text:span></text:p>
      <text:p text:style-name="P1"><text:span text:style-name="T3">24 - final keyword in java deals with 3 cases</text:span></text:p>
      <text:p text:style-name="P1"><text:span text:style-name="T3">1. once a class declared final then it cannot be inherited further</text:span></text:p>
      <text:p text:style-name="P1"><text:span text:style-name="T3">2. once a method declared as final then it cannot be overrided</text:span></text:p>
      <text:p text:style-name="P1"><text:span text:style-name="T3">3. once a variable declared as final then the value remains same to entire code</text:span></text:p>
      <text:p text:style-name="P1"><text:span text:style-name="T3">25 -<text:s text:c="2"/>package is collection of classes,<text:s text:c="2"/>Choose a package name according to the naming convention. Write the package name at the top of every source file.</text:span></text:p>
      <text:p text:style-name="P1"><text:span text:style-name="T3">26 - exception is an abnormal condition which disrupts the normal flow of program. try and catch keyword are used to handle exception. The try statement allows you to define a block of code to be tested for errors while it is being executed.The catch statement allows you to define a block of code to be executed, if an error occurs in the try block.</text:span></text:p>
      <text:p text:style-name="P1"><text:span text:style-name="T3">27 - super keyword is used to access methods of the parent class, While this is used to access methods of the current class.</text:span></text:p>
      <text:p text:style-name="P1"><text:span text:style-name="T3">28 - Null Pointer Exception is a kind of run time exception that is thrown when the java program attempts to use the object reference that that contains the null value.</text:span></text:p>
      <text:p text:style-name="P1"><text:span text:style-name="T3">29 - class JavaException{</text:span></text:p>
      <text:p text:style-name="P1"><text:span text:style-name="T3"><text:s text:c="3"/>public static void main(String args[]){</text:span></text:p>
      <text:p text:style-name="P1"><text:span text:style-name="T3"><text:s text:c="2"/>try{</text:span></text:p>
      <text:p text:style-name="P1"><text:span text:style-name="T3"><text:s text:c="7"/>throw new MyException(2);<text:s text:c="2"/>}</text:span></text:p>
      <text:p text:style-name="P1"><text:span text:style-name="T3"><text:s/>catch(MyException e){</text:span></text:p>
      <text:p text:style-name="P1"><text:span text:style-name="T3"><text:s text:c="4"/>System.out.println(e) ;</text:span></text:p>
      <text:p text:style-name="P1"><text:span text:style-name="T3"><text:s/>}</text:span></text:p>
      <text:p text:style-name="P1"><text:span text:style-name="T3">}</text:span></text:p>
      <text:p text:style-name="P1"><text:span text:style-name="T3">}</text:span></text:p>
      <text:p text:style-name="P1"><text:span text:style-name="T3">class MyException extends Exception{</text:span></text:p>
      <text:p text:style-name="P1"><text:span text:style-name="T3"><text:s text:c="3"/>int a;</text:span></text:p>
      <text:p text:style-name="P1"><text:span text:style-name="T3"><text:s text:c="3"/>MyException(int b) {</text:span></text:p>
      <text:p text:style-name="P1"><text:span text:style-name="T3"><text:s text:c="5"/>a=b;</text:span></text:p>
      <text:p text:style-name="P1"><text:span text:style-name="T3"><text:s text:c="3"/>}</text:span></text:p>
      <text:p text:style-name="P1"><text:span text:style-name="T3"><text:s text:c="3"/>public String toString(){</text:span></text:p>
      <text:p text:style-name="P1"><text:span text:style-name="T3"><text:s text:c="5"/>return ("Exception Number =<text:s text:c="2"/>"+a) ;</text:span></text:p>
      <text:p text:style-name="P1"><text:span text:style-name="T3"><text:s text:c="2"/>}</text:span></text:p>
      <text:p text:style-name="P1"><text:span text:style-name="T3">}</text:span></text:p>
      <text:p text:style-name="P1"><text:span text:style-name="T3">30 -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